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weight="bold" style:font-weight-asian="bold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font-name="Andale Mono"/>
    </style:style>
    <style:style style:name="ce5" style:family="table-cell" style:parent-style-name="Default">
      <style:text-properties style:font-name="Andale Mono"/>
      <style:map style:condition="cell-content()&gt;=[$Sheet1.$F$3]" style:apply-style-name="Untitled1" style:base-cell-address="Sheet1.G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Casting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Mad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gine Sump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Engine Block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string" calcext:value-type="string">
            <text:p>Partial</text:p>
          </table:table-cell>
          <table:table-cell table:style-name="ce4"/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Timing Cover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ylinder Head</text:p>
          </table:table-cell>
          <table:table-cell table:style-name="ce4" office:value-type="string" calcext:value-type="string">
            <text:p>Partial</text:p>
          </table:table-cell>
          <table:table-cell table:style-name="ce4" table:number-columns-repeated="2"/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ylinder Head Cover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aring Cap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ro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ston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 Weight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ve Rocker Bearing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il Pump Body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ywheel</text:p>
          </table:table-cell>
          <table:table-cell table:number-columns-repeated="3" office:value-type="string" calcext:value-type="string">
            <text:p>Done</text:p>
          </table:table-cell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let Stub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burettor Body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at Chamber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G3:Sheet1.G3">
            <calcext:condition calcext:apply-style-name="Untitled1" calcext:value="&gt;=[$Sheet1.$F$3]" calcext:base-cell-address="Sheet1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07:47:35.536388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1:02:40.999776490</meta:creation-date>
    <meta:generator>LibreOffice/4.2.7.2$Linux_x86 LibreOffice_project/420m0$Build-2</meta:generator>
    <dc:date>2014-11-27T08:13:21.139073698</dc:date>
    <meta:editing-duration>PT3H5M46S</meta:editing-duration>
    <meta:editing-cycles>27</meta:editing-cycles>
    <meta:document-statistic meta:table-count="1" meta:cell-count="97" meta:object-count="0"/>
  </office:meta>
</office:document-meta>
</file>